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 style:list-style-name="L2">
      <style:graphic-properties draw:fill-color="#ffffff" draw:textarea-vertical-align="top" fo:min-height="12.179cm"/>
    </style:style>
    <style:style style:name="pr5" style:family="presentation" style:parent-style-name="Default-subtitle" style:list-style-name="L2">
      <style:graphic-properties draw:fill-color="#ffffff" draw:textarea-vertical-align="top" fo:min-height="12.179cm"/>
    </style:style>
    <style:style style:name="P1" style:family="paragraph">
      <style:paragraph-properties fo:margin-left="0.508cm" fo:margin-right="0cm" fo:margin-top="0.813cm" fo:margin-bottom="0cm" fo:text-align="start" fo:text-indent="0cm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DP Presentation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Page 1</text:p>
                <text:list>
                  <text:list-item>
                    <text:p text:style-name="P1">#1 Bullet One</text:p>
                    <text:list>
                      <text:list-item>
                        <text:p text:style-name="P1">#1 Subtopic</text:p>
                      </text:list-item>
                    </text:list>
                  </text:list-item>
                  <text:list-item>
                    <text:p text:style-name="P1">#1 Bullet Two</text:p>
                    <text:list>
                      <text:list-item>
                        <text:p text:style-name="P1">#1 Subtop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DP Presentation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Page 2</text:p>
                <text:list>
                  <text:list-item>
                    <text:p text:style-name="P1">#2 Bullet One</text:p>
                    <text:list>
                      <text:list-item>
                        <text:p text:style-name="P1">#2 Subtopic</text:p>
                      </text:list-item>
                    </text:list>
                  </text:list-item>
                  <text:list-item>
                    <text:p text:style-name="P1">#2 Bullet Two</text:p>
                    <text:list>
                      <text:list-item>
                        <text:p text:style-name="P1">#2 Subtop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DP Presentation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Page 3</text:p>
                <text:list>
                  <text:list-item>
                    <text:p text:style-name="P1">#3 Bullet One</text:p>
                    <text:list>
                      <text:list-item>
                        <text:p text:style-name="P1">#3 Subtopic</text:p>
                      </text:list-item>
                    </text:list>
                  </text:list-item>
                  <text:list-item>
                    <text:p text:style-name="P1">#3 Bullet Two</text:p>
                    <text:list>
                      <text:list-item>
                        <text:p text:style-name="P1">#3 Subtop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1:56:00.029000000</meta:creation-date>
    <dc:date>2017-10-23T12:00:07.395000000</dc:date>
    <meta:editing-duration>PT4M6S</meta:editing-duration>
    <meta:editing-cycles>3</meta:editing-cycles>
    <meta:generator>LibreOffice/5.2.0.4$Windows_x86 LibreOffice_project/066b007f5ebcc236395c7d282ba488bca6720265</meta:generator>
    <meta:document-statistic meta:object-count="33"/>
  </office:meta>
</office:document-meta>
</file>